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5d0" officeooo:paragraph-rsid="001415d0"/>
    </style:style>
    <style:style style:name="P2" style:family="paragraph" style:parent-style-name="Standard">
      <style:text-properties fo:language="fr" fo:country="FR" officeooo:rsid="001415d0" officeooo:paragraph-rsid="001415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ndcrafting everything</text:p>
      <text:p text:style-name="P1"/>
      <text:p text:style-name="P1">1. Uber → microservices</text:p>
      <text:p text:style-name="P1">comprendre et savoir développer</text:p>
      <text:p text:style-name="P2"/>
      <text:p text:style-name="P2">2. définition</text:p>
      <text:p text:style-name="P2">ensbl de fonctionnalité domaines métiers</text:p>
      <text:p text:style-name="P2">→ gestion facture domaine métier dans uber</text:p>
      <text:p text:style-name="P2">=&gt; fonction accessible par d’autre service</text:p>
      <text:p text:style-name="P2">microservice aura sa DB a lui </text:p>
      <text:p text:style-name="P2"/>
      <text:p text:style-name="P2">3.</text:p>
      <text:p text:style-name="P2">4.</text:p>
      <text:p text:style-name="P2">requête HTTP en JAVA =&gt; servlet</text:p>
      <text:p text:style-name="P2">construire sur diff couches</text:p>
      <text:p text:style-name="P2">appli → requêtes</text:p>
      <text:p text:style-name="P2">brique orange =&gt; serveur</text:p>
      <text:p text:style-name="P2">servlet → point entrée requête puis appel méthode</text:p>
      <text:p text:style-name="P2">repository → lié à db</text:p>
      <text:p text:style-name="P2"/>
      <text:p text:style-name="P2">5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0:34:55.706900353</meta:creation-date>
    <dc:date>2020-09-16T10:52:59.187725512</dc:date>
    <meta:editing-duration>PT7M53S</meta:editing-duration>
    <meta:editing-cycles>1</meta:editing-cycles>
    <meta:document-statistic meta:table-count="0" meta:image-count="0" meta:object-count="0" meta:page-count="1" meta:paragraph-count="17" meta:word-count="69" meta:character-count="418" meta:non-whitespace-character-count="365"/>
    <meta:generator>LibreOffice/6.4.5.2$Linux_X86_64 LibreOffice_project/40$Build-2</meta:generator>
  </office:meta>
</office:document-meta>
</file>